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3160" calcext:value-type="float">
            <text:p>63160</text:p>
          </table:table-cell>
          <table:table-cell table:formula="of:=&quot;RAM_MAP_&quot;&amp;[.A6]&amp;&quot; equ $&quot; &amp; DEC2HEX([.D6];4)" office:value-type="string" office:string-value="RAM_MAP_CONTROLLERS_VALUES equ $F6B8" calcext:value-type="string">
            <text:p>RAM_MAP_CONTROLLERS_VALUES equ $F6B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6B8-$F6BF : Input controllers values (8 bytes)" calcext:value-type="string">
            <text:p>; $F6B8-$F6B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959" calcext:value-type="float">
            <text:p>62959</text:p>
          </table:table-cell>
          <table:table-cell table:formula="of:=&quot;RAM_MAP_&quot;&amp;[.A7]&amp;&quot; equ $&quot; &amp; DEC2HEX([.D7];4)" office:value-type="string" office:string-value="RAM_MAP_CIRCUIT_DATA equ $F5EF" calcext:value-type="string">
            <text:p>RAM_MAP_CIRCUIT_DATA equ $F5E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EF-$F6B7 : Decompressed circuit data (201 bytes)" calcext:value-type="string">
            <text:p>; $F5EF-$F6B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927" calcext:value-type="float">
            <text:p>62927</text:p>
          </table:table-cell>
          <table:table-cell table:formula="of:=&quot;RAM_MAP_&quot;&amp;[.A8]&amp;&quot; equ $&quot; &amp; DEC2HEX([.D8];4)" office:value-type="string" office:string-value="RAM_MAP_DECOMPRESSION_BUFFER_32 equ $F5CF" calcext:value-type="string">
            <text:p>RAM_MAP_DECOMPRESSION_BUFFER_32 equ $F5C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CF-$F5EE : Decompression area, only 32 bytes (32 bytes)" calcext:value-type="string">
            <text:p>; $F5CF-$F5E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27" calcext:value-type="float">
            <text:p>62927</text:p>
          </table:table-cell>
          <table:table-cell table:formula="of:=&quot;RAM_MAP_&quot;&amp;[.A9]&amp;&quot; equ $&quot; &amp; DEC2HEX([.D9];4)" office:value-type="string" office:string-value="RAM_MAP_ equ $F5CF" calcext:value-type="string">
            <text:p>RAM_MAP_ equ $F5C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27" calcext:value-type="float">
            <text:p>62927</text:p>
          </table:table-cell>
          <table:table-cell table:formula="of:=&quot;RAM_MAP_&quot;&amp;[.A10]&amp;&quot; equ $&quot; &amp; DEC2HEX([.D10];4)" office:value-type="string" office:string-value="RAM_MAP_ equ $F5CF" calcext:value-type="string">
            <text:p>RAM_MAP_ equ $F5C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27" calcext:value-type="float">
            <text:p>62927</text:p>
          </table:table-cell>
          <table:table-cell table:formula="of:=&quot;RAM_MAP_&quot;&amp;[.A11]&amp;&quot; equ $&quot; &amp; DEC2HEX([.D11];4)" office:value-type="string" office:string-value="RAM_MAP_ equ $F5CF" calcext:value-type="string">
            <text:p>RAM_MAP_ equ $F5C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27" calcext:value-type="float">
            <text:p>62927</text:p>
          </table:table-cell>
          <table:table-cell table:formula="of:=&quot;RAM_MAP_&quot;&amp;[.A12]&amp;&quot; equ $&quot; &amp; DEC2HEX([.D12];4)" office:value-type="string" office:string-value="RAM_MAP_ equ $F5CF" calcext:value-type="string">
            <text:p>RAM_MAP_ equ $F5C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27" calcext:value-type="float">
            <text:p>62927</text:p>
          </table:table-cell>
          <table:table-cell table:formula="of:=&quot;RAM_MAP_&quot;&amp;[.A13]&amp;&quot; equ $&quot; &amp; DEC2HEX([.D13];4)" office:value-type="string" office:string-value="RAM_MAP_ equ $F5CF" calcext:value-type="string">
            <text:p>RAM_MAP_ equ $F5C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27" calcext:value-type="float">
            <text:p>62927</text:p>
          </table:table-cell>
          <table:table-cell table:formula="of:=&quot;RAM_MAP_&quot;&amp;[.A14]&amp;&quot; equ $&quot; &amp; DEC2HEX([.D14];4)" office:value-type="string" office:string-value="RAM_MAP_ equ $F5CF" calcext:value-type="string">
            <text:p>RAM_MAP_ equ $F5C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27" calcext:value-type="float">
            <text:p>62927</text:p>
          </table:table-cell>
          <table:table-cell table:formula="of:=&quot;RAM_MAP_&quot;&amp;[.A15]&amp;&quot; equ $&quot; &amp; DEC2HEX([.D15];4)" office:value-type="string" office:string-value="RAM_MAP_ equ $F5CF" calcext:value-type="string">
            <text:p>RAM_MAP_ equ $F5C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27" calcext:value-type="float">
            <text:p>62927</text:p>
          </table:table-cell>
          <table:table-cell table:formula="of:=&quot;RAM_MAP_&quot;&amp;[.A16]&amp;&quot; equ $&quot; &amp; DEC2HEX([.D16];4)" office:value-type="string" office:string-value="RAM_MAP_ equ $F5CF" calcext:value-type="string">
            <text:p>RAM_MAP_ equ $F5C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27" calcext:value-type="float">
            <text:p>62927</text:p>
          </table:table-cell>
          <table:table-cell table:formula="of:=&quot;RAM_MAP_&quot;&amp;[.A17]&amp;&quot; equ $&quot; &amp; DEC2HEX([.D17];4)" office:value-type="string" office:string-value="RAM_MAP_ equ $F5CF" calcext:value-type="string">
            <text:p>RAM_MAP_ equ $F5C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27" calcext:value-type="float">
            <text:p>62927</text:p>
          </table:table-cell>
          <table:table-cell table:formula="of:=&quot;RAM_MAP_&quot;&amp;[.A18]&amp;&quot; equ $&quot; &amp; DEC2HEX([.D18];4)" office:value-type="string" office:string-value="RAM_MAP_ equ $F5CF" calcext:value-type="string">
            <text:p>RAM_MAP_ equ $F5C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27" calcext:value-type="float">
            <text:p>62927</text:p>
          </table:table-cell>
          <table:table-cell table:formula="of:=&quot;RAM_MAP_&quot;&amp;[.A19]&amp;&quot; equ $&quot; &amp; DEC2HEX([.D19];4)" office:value-type="string" office:string-value="RAM_MAP_ equ $F5CF" calcext:value-type="string">
            <text:p>RAM_MAP_ equ $F5C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27" calcext:value-type="float">
            <text:p>62927</text:p>
          </table:table-cell>
          <table:table-cell table:formula="of:=&quot;RAM_MAP_&quot;&amp;[.A20]&amp;&quot; equ $&quot; &amp; DEC2HEX([.D20];4)" office:value-type="string" office:string-value="RAM_MAP_ equ $F5CF" calcext:value-type="string">
            <text:p>RAM_MAP_ equ $F5C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2827" calcext:value-type="float">
            <text:p>12827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27" calcext:value-type="float">
            <text:p>62927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948" calcext:value-type="float">
            <text:p>948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4:49:18.06305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7T14:49:29.177382000</dc:date>
    <meta:editing-duration>P5DT2H40M9S</meta:editing-duration>
    <meta:editing-cycles>22</meta:editing-cycles>
    <meta:document-statistic meta:table-count="1" meta:cell-count="91" meta:object-count="0"/>
  </office:meta>
</office:document-meta>
</file>